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2" svg:font-family="Arial, Helvetica, sans-serif"/>
    <style:font-face style:name="Lucida Grande" svg:font-family="'Lucida Grande', Verdana, Arial, sans-serif"/>
    <style:font-face style:name="Mangal1" svg:font-family="Mangal"/>
    <style:font-face style:name="OpenSymbol" svg:font-family="OpenSymbol"/>
    <style:font-face style:name="Verdana" svg:font-family="Verdana, Arial, Helvetica, sans-serif"/>
    <style:font-face style:name="inherit" svg:font-family="inherit"/>
    <style:font-face style:name="Futura-MediumItalic" svg:font-family="Futura-MediumItalic"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Helvetica" fo:font-size="9.5pt" style:font-name-asian="Helvetica" style:font-size-asian="9.5pt" style:font-name-complex="Helvetica" style:font-size-complex="9.5pt"/>
    </style:style>
    <style:style style:name="P2" style:family="paragraph" style:parent-style-name="Standard">
      <style:paragraph-properties style:text-autospace="none"/>
      <style:text-properties style:font-name="Helvetica" fo:font-size="9.5pt" style:font-name-asian="Helvetica" style:font-size-asian="9.5pt" style:font-name-complex="Helvetica" style:font-size-complex="9.5pt"/>
    </style:style>
    <style:style style:name="P3" style:family="paragraph" style:parent-style-name="Standard">
      <style:paragraph-properties style:text-autospace="none"/>
      <style:text-properties style:font-name="Helvetica" fo:font-size="9.5pt" style:font-size-asian="9.5pt" style:font-size-complex="9.5pt"/>
    </style:style>
    <style:style style:name="P4" style:family="paragraph" style:parent-style-name="Standard">
      <style:paragraph-properties style:text-autospace="none"/>
      <style:text-properties style:font-name="Helvetica" fo:font-size="12pt" fo:font-weight="bold" style:font-name-asian="Helvetica" style:font-size-asian="12pt" style:font-weight-asian="bold" style:font-name-complex="Helvetica" style:font-size-complex="12pt" style:font-weight-complex="bold"/>
    </style:style>
    <style:style style:name="P5" style:family="paragraph" style:parent-style-name="Standard">
      <style:paragraph-properties style:text-autospace="none"/>
      <style:text-properties fo:font-variant="normal" fo:text-transform="none" fo:color="#000000" style:font-name="Times New Roman" fo:font-size="12pt" fo:letter-spacing="normal" fo:font-style="normal" fo:font-weight="bold" style:font-name-asian="Helvetica" style:font-size-asian="12pt" style:font-weight-asian="bold" style:font-name-complex="Helvetica" style:font-size-complex="12pt" style:font-weight-complex="bold"/>
    </style:style>
    <style:style style:name="P6" style:family="paragraph" style:parent-style-name="Standard">
      <style:paragraph-properties style:text-autospace="none"/>
      <style:text-properties fo:font-variant="normal" fo:text-transform="none" fo:color="#000000" style:font-name="Helvetica" fo:font-size="9.5pt" fo:letter-spacing="normal" fo:font-style="normal" fo:font-weight="normal" style:font-name-asian="Helvetica" style:font-size-asian="9.5pt" style:font-weight-asian="normal" style:font-name-complex="Helvetica" style:font-size-complex="9.5pt" style:font-weight-complex="normal"/>
    </style:style>
    <style:style style:name="P7" style:family="paragraph" style:parent-style-name="Standard">
      <style:paragraph-properties style:text-autospace="none"/>
    </style:style>
    <style:style style:name="P8"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9" style:family="paragraph" style:parent-style-name="Standard">
      <style:paragraph-properties style:text-autospace="none">
        <style:tab-stops>
          <style:tab-stop style:position="2.431cm"/>
        </style:tab-stops>
      </style:paragraph-properties>
    </style:style>
    <style:style style:name="P10" style:family="paragraph" style:parent-style-name="Standard">
      <style:paragraph-properties style:text-autospace="none"/>
      <style:text-properties style:font-name="Futura-MediumItalic" fo:font-size="18pt" fo:font-style="italic" fo:font-weight="normal" style:font-name-asian="Futura-MediumItalic" style:font-size-asian="18pt" style:font-style-asian="italic" style:font-weight-asian="normal" style:font-name-complex="Futura-MediumItalic" style:font-size-complex="18pt" style:font-style-complex="italic" style:font-weight-complex="normal"/>
    </style:style>
    <style:style style:name="P11" style:family="paragraph" style:parent-style-name="Standard">
      <style:paragraph-properties style:text-autospace="none"/>
      <style:text-properties style:font-name="Futura-MediumItalic" fo:font-style="italic" fo:font-weight="normal"/>
    </style:style>
    <style:style style:name="P12" style:family="paragraph" style:parent-style-name="Standard">
      <style:paragraph-properties fo:margin-left="0cm" fo:margin-right="0cm" fo:orphans="2" fo:widows="2" fo:text-indent="0cm" style:auto-text-indent="false"/>
      <style:text-properties style:font-name="Times New Roman" fo:font-size="10pt" style:font-size-asian="10pt" style:font-size-complex="10pt"/>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style:font-name="Verdana" fo:font-size="8.25pt" fo:letter-spacing="normal" fo:font-style="normal" fo:font-weight="normal"/>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5" style:family="paragraph" style:parent-style-name="Standard">
      <style:paragraph-properties fo:margin-left="0cm" fo:margin-right="0cm" fo:orphans="2" fo:widows="2" fo:text-indent="0cm" style:auto-text-indent="false"/>
      <style:text-properties fo:font-variant="normal" fo:text-transform="none" fo:color="#000000" style:font-name="Helvetica" fo:font-size="9.5pt" fo:letter-spacing="normal" fo:font-style="normal" fo:font-weight="normal" style:font-name-asian="Helvetica" style:font-size-asian="9.5pt" style:font-name-complex="Helvetica" style:font-size-complex="9.5pt"/>
    </style:style>
    <style:style style:name="P16" style:family="paragraph" style:parent-style-name="Text_20_body">
      <style:paragraph-properties style:line-height-at-least="0.423cm" fo:text-align="start" style:justify-single-word="false" fo:orphans="2" fo:widows="2"/>
      <style:text-properties fo:font-variant="normal" fo:text-transform="none" fo:color="#000000" style:font-name="Lucida Grande" fo:font-size="9pt" fo:letter-spacing="normal" fo:font-style="normal" fo:font-weight="normal"/>
    </style:style>
    <style:style style:name="P17" style:family="paragraph" style:parent-style-name="Text_20_body">
      <style:paragraph-properties style:line-height-at-least="0.423cm" fo:text-align="start" style:justify-single-word="false" fo:orphans="2" fo:widows="2"/>
    </style:style>
    <style:style style:name="P18" style:family="paragraph" style:parent-style-name="Text_20_body">
      <style:paragraph-properties style:line-height-at-least="0.423cm" fo:text-align="start" style:justify-single-word="false" fo:orphans="2" fo:widows="2" fo:padding="0cm" fo:border="none"/>
    </style:style>
    <style:style style:name="P19" style:family="paragraph" style:parent-style-name="Text_20_body">
      <style:paragraph-properties style:text-autospace="none"/>
      <style:text-properties fo:font-variant="normal" fo:text-transform="none" fo:color="#000000" style:font-name="Helvetica" fo:font-size="9pt" fo:letter-spacing="normal" fo:font-style="normal" fo:font-weight="normal" style:font-name-asian="Helvetica" style:font-size-asian="7.84999990463257pt" style:font-weight-asian="normal" style:font-name-complex="Helvetica" style:font-size-complex="9pt" style:font-weight-complex="normal"/>
    </style:style>
    <style:style style:name="P20" style:family="paragraph" style:parent-style-name="Text_20_body">
      <style:paragraph-properties style:line-height-at-least="0.423cm" fo:text-align="start" style:justify-single-word="false" fo:orphans="2" fo:widows="2"/>
      <style:text-properties fo:font-variant="normal" fo:text-transform="none" fo:color="#000000" style:font-name="Lucida Grande" fo:font-size="9pt" fo:letter-spacing="normal" fo:font-style="normal" fo:font-weight="normal"/>
    </style:style>
    <style:style style:name="P21" style:family="paragraph" style:parent-style-name="Text_20_body">
      <style:paragraph-properties fo:text-align="center" style:justify-single-word="false" fo:orphans="2" fo:widows="2"/>
      <style:text-properties style:font-name="Arial1"/>
    </style:style>
    <style:style style:name="P22" style:family="paragraph" style:parent-style-name="Standard">
      <style:paragraph-properties style:text-autospace="none"/>
      <style:text-properties fo:font-variant="normal" fo:text-transform="none" fo:color="#000000" style:font-name="Times New Roman" fo:font-size="10pt" fo:letter-spacing="normal" fo:font-style="normal" fo:font-weight="normal" style:font-name-asian="Helvetica" style:font-size-asian="10pt" style:font-weight-asian="bold" style:font-name-complex="Helvetica" style:font-size-complex="10pt" style:font-weight-complex="bold"/>
    </style:style>
    <style:style style:name="P23" style:family="paragraph" style:parent-style-name="Standard">
      <style:paragraph-properties style:text-autospace="none"/>
      <style:text-properties fo:font-variant="normal" fo:text-transform="none" fo:color="#000000" style:font-name="Times New Roman" fo:font-size="12pt" fo:letter-spacing="normal" fo:font-style="normal" fo:font-weight="bold" style:font-name-asian="Helvetica" style:font-size-asian="12pt" style:font-weight-asian="bold" style:font-name-complex="Helvetica" style:font-size-complex="12pt" style:font-weight-complex="bold"/>
    </style:style>
    <style:style style:name="P24" style:family="paragraph" style:parent-style-name="Standard">
      <style:paragraph-properties style:text-autospace="none"/>
      <style:text-properties style:font-name="Helvetica" fo:font-size="9pt" fo:font-weight="normal" style:font-name-asian="Helvetica" style:font-size-asian="7.84999990463257pt" style:font-weight-asian="normal" style:font-name-complex="Helvetica" style:font-size-complex="9pt" style:font-weight-complex="normal"/>
    </style:style>
    <style:style style:name="P25" style:family="paragraph" style:parent-style-name="Standard">
      <style:paragraph-properties style:text-autospace="none"/>
      <style:text-properties style:font-name="Helvetica" fo:font-size="12pt" fo:font-weight="bold" style:font-name-asian="Helvetica" style:font-size-asian="12pt" style:font-weight-asian="bold" style:font-name-complex="Helvetica" style:font-size-complex="12pt" style:font-weight-complex="bold"/>
    </style:style>
    <style:style style:name="P26" style:family="paragraph" style:parent-style-name="Standard" style:list-style-name="">
      <style:paragraph-properties style:text-autospace="none"/>
      <style:text-properties style:font-name="Helvetica" fo:font-size="12pt" fo:font-weight="bold" style:font-size-asian="12pt" style:font-weight-asian="bold" style:font-size-complex="12pt" style:font-weight-complex="bold"/>
    </style:style>
    <style:style style:name="P27" style:family="paragraph" style:parent-style-name="Standard">
      <style:paragraph-properties style:text-autospace="none"/>
      <style:text-properties style:font-name="Helvetica" fo:font-size="10pt" fo:font-weight="normal" style:font-name-asian="Helvetica" style:font-size-asian="10pt" style:font-weight-asian="normal" style:font-name-complex="Helvetica" style:font-size-complex="10pt" style:font-weight-complex="normal"/>
    </style:style>
    <style:style style:name="P28" style:family="paragraph" style:parent-style-name="Standard" style:list-style-name="">
      <style:paragraph-properties style:text-autospace="none"/>
      <style:text-properties style:font-name="Helvetica" fo:font-size="10pt" style:font-size-asian="8.75pt" style:font-size-complex="10pt"/>
    </style:style>
    <style:style style:name="P29" style:family="paragraph" style:parent-style-name="Standard">
      <style:paragraph-properties style:text-autospace="none"/>
      <style:text-properties style:font-name="Helvetica" fo:font-size="18pt" fo:font-style="italic" fo:font-weight="normal" style:font-name-asian="Helvetica" style:font-size-asian="18pt" style:font-style-asian="italic" style:font-weight-asian="normal" style:font-name-complex="Helvetica" style:font-size-complex="18pt" style:font-style-complex="italic" style:font-weight-complex="normal"/>
    </style:style>
    <style:style style:name="P30" style:family="paragraph" style:parent-style-name="Standard" style:list-style-name="">
      <style:paragraph-properties fo:text-align="start" style:justify-single-word="false" style:text-autospace="none"/>
      <style:text-properties style:font-name="Helvetica" fo:font-size="9.5pt" style:font-name-asian="Helvetica" style:font-size-asian="9.5pt" style:font-name-complex="Helvetica" style:font-size-complex="9.5pt"/>
    </style:style>
    <style:style style:name="P31" style:family="paragraph" style:parent-style-name="Standard" style:list-style-name="">
      <style:paragraph-properties style:text-autospace="none"/>
      <style:text-properties style:font-name="Helvetica"/>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name-asian="Helvetica" style:font-name-complex="Helvetica"/>
    </style:style>
    <style:style style:name="T4" style:family="text">
      <style:text-properties fo:font-variant="normal" fo:text-transform="none" fo:color="#000000" fo:letter-spacing="normal" fo:font-style="normal" fo:font-weight="bold"/>
    </style:style>
    <style:style style:name="T5" style:family="text">
      <style:text-properties fo:font-variant="normal" fo:text-transform="none" fo:color="#000000" fo:letter-spacing="normal" fo:font-weight="bold"/>
    </style:style>
    <style:style style:name="T6" style:family="text">
      <style:text-properties fo:font-variant="normal" fo:text-transform="none" fo:color="#000000" style:font-name="Helvetica" fo:font-size="9.5pt" fo:letter-spacing="normal" fo:font-style="normal" fo:font-weight="normal" style:font-name-asian="Helvetica" style:font-size-asian="9.5pt" style:font-weight-asian="normal" style:font-name-complex="Helvetica" style:font-size-complex="9.5pt" style:font-weight-complex="normal"/>
    </style:style>
    <style:style style:name="T7" style:family="text">
      <style:text-properties fo:font-variant="normal" fo:text-transform="none" fo:color="#000000" style:font-name="Helvetica" fo:font-size="9.5pt" fo:letter-spacing="normal" style:font-name-asian="Helvetica" style:font-size-asian="9.5pt" style:font-name-complex="Helvetica" style:font-size-complex="9.5pt"/>
    </style:style>
    <style:style style:name="T8" style:family="text">
      <style:text-properties fo:font-variant="normal" fo:text-transform="none" fo:color="#000000" style:font-name="Helvetica" fo:font-size="9pt" fo:letter-spacing="normal" fo:font-style="normal" fo:font-weight="normal" style:font-name-asian="Helvetica" style:font-size-asian="9pt" style:font-name-complex="Helvetica" style:font-size-complex="9pt"/>
    </style:style>
    <style:style style:name="T9" style:family="text">
      <style:text-properties fo:font-variant="normal" fo:text-transform="none" fo:color="#000000" style:font-name="Helvetica" fo:font-size="10pt" fo:letter-spacing="normal" fo:font-style="normal" fo:font-weight="normal" style:font-name-asian="Helvetica" style:font-size-asian="10pt" style:font-weight-asian="normal" style:font-name-complex="Helvetica" style:font-size-complex="10pt" style:font-weight-complex="normal"/>
    </style:style>
    <style:style style:name="T10" style:family="text">
      <style:text-properties fo:font-variant="normal" fo:text-transform="none" fo:color="#000000" style:font-name="Times New Roman" fo:font-size="10pt" fo:letter-spacing="normal" fo:font-style="normal" fo:font-weight="normal" style:font-name-asian="Helvetica" style:font-size-asian="10pt" style:font-name-complex="Helvetica" style:font-size-complex="10pt"/>
    </style:style>
    <style:style style:name="T11" style:family="text">
      <style:text-properties fo:font-variant="normal" fo:text-transform="none" fo:color="#000000" style:font-name="Lucida Grande" fo:font-size="9pt" fo:letter-spacing="normal" fo:font-style="normal" fo:font-weight="normal"/>
    </style:style>
    <style:style style:name="T12" style:family="text">
      <style:text-properties fo:font-variant="normal" fo:text-transform="none" fo:color="#000000" style:font-name="Lucida Grande" fo:font-size="9pt" fo:letter-spacing="normal" fo:font-style="normal" fo:font-weight="normal" style:font-name-asian="Helvetica" style:font-size-asian="9pt" style:font-weight-asian="bold" style:font-name-complex="Helvetica" style:font-size-complex="9pt" style:font-weight-complex="bold"/>
    </style:style>
    <style:style style:name="T13" style:family="text">
      <style:text-properties fo:font-variant="normal" fo:text-transform="none" fo:color="#000000" style:font-name="Lucida Grande" fo:font-size="9pt" fo:letter-spacing="normal" fo:font-style="normal" fo:font-weight="normal" style:font-name-asian="Helvetica" style:font-size-asian="9pt" style:font-weight-asian="normal" style:font-name-complex="Helvetica" style:font-size-complex="9pt" style:font-weight-complex="normal"/>
    </style:style>
    <style:style style:name="T14" style:family="text">
      <style:text-properties fo:font-variant="normal" fo:text-transform="none" fo:color="#000000" style:font-name="Arial2" fo:font-size="10pt" fo:letter-spacing="normal" fo:font-style="normal" fo:font-weight="normal" style:font-name-asian="Helvetica" style:font-size-asian="10pt" style:font-weight-asian="normal" style:font-name-complex="Helvetica" style:font-size-complex="10pt" style:font-weight-complex="normal"/>
    </style:style>
    <style:style style:name="T15" style:family="text">
      <style:text-properties fo:font-variant="normal" fo:text-transform="none" fo:color="#000000" style:font-name="Arial1" fo:letter-spacing="normal" fo:font-style="normal" style:font-name-asian="Helvetica" style:font-name-complex="Helvetica"/>
    </style:style>
    <style:style style:name="T16" style:family="text">
      <style:text-properties fo:font-variant="normal" fo:text-transform="none" fo:color="#000000" style:font-name="Arial1" fo:letter-spacing="normal" fo:font-style="normal" fo:font-weight="bold" style:font-name-asian="Helvetica" style:font-name-complex="Helvetica"/>
    </style:style>
    <style:style style:name="T17" style:family="text">
      <style:text-properties fo:font-variant="normal" fo:text-transform="none" fo:color="#000000" style:font-name="Arial1" fo:letter-spacing="normal" fo:font-style="normal" fo:font-weight="normal" style:font-name-asian="Helvetica" style:font-weight-asian="normal" style:font-name-complex="Helvetica" style:font-weight-complex="normal"/>
    </style:style>
    <style:style style:name="T18" style:family="text">
      <style:text-properties fo:font-variant="normal" fo:text-transform="none" fo:color="#000000" style:font-name="Arial1" fo:font-size="10.5pt" fo:letter-spacing="normal" fo:font-style="normal" style:font-name-asian="Helvetica" style:font-size-asian="9.14999961853027pt" style:font-style-asian="italic" style:font-weight-asian="normal" style:font-name-complex="Helvetica" style:font-size-complex="10.5pt" style:font-style-complex="italic" style:font-weight-complex="normal"/>
    </style:style>
    <style:style style:name="T19" style:family="text">
      <style:text-properties fo:font-variant="normal" fo:text-transform="none" fo:color="#000000" style:font-name="Arial1" fo:font-size="10.5pt" fo:letter-spacing="normal" fo:font-style="normal" fo:font-weight="bold" style:font-name-asian="Helvetica" style:font-size-asian="9.14999961853027pt" style:font-style-asian="italic" style:font-weight-asian="normal" style:font-name-complex="Helvetica" style:font-size-complex="10.5pt" style:font-style-complex="italic" style:font-weight-complex="normal"/>
    </style:style>
    <style:style style:name="T20" style:family="text">
      <style:text-properties fo:font-variant="normal" fo:text-transform="none" fo:color="#000000" style:font-name="Arial1" fo:font-size="9.5pt" fo:letter-spacing="normal" fo:font-style="normal" fo:font-weight="normal" style:font-name-asian="Helvetica" style:font-size-asian="9.5pt" style:font-name-complex="Helvetica" style:font-size-complex="9.5pt"/>
    </style:style>
    <style:style style:name="T21" style:family="text">
      <style:text-properties fo:font-variant="normal" fo:text-transform="none" fo:color="#000000" style:font-name="Arial1" fo:font-size="9.5pt" fo:letter-spacing="normal" fo:font-style="normal" fo:font-weight="normal" style:font-name-asian="Helvetica" style:font-size-asian="9.5pt" style:font-weight-asian="normal" style:font-name-complex="Helvetica" style:font-size-complex="9.5pt" style:font-weight-complex="normal"/>
    </style:style>
    <style:style style:name="T22" style:family="text">
      <style:text-properties fo:font-variant="normal" fo:text-transform="none" fo:color="#000000" style:font-name="Arial1" fo:font-size="9.5pt" fo:letter-spacing="normal" fo:font-style="normal" style:font-name-asian="Helvetica" style:font-size-asian="9.5pt" style:font-name-complex="Helvetica" style:font-size-complex="9.5pt"/>
    </style:style>
    <style:style style:name="T23" style:family="text">
      <style:text-properties fo:font-variant="normal" fo:text-transform="none" fo:color="#000000" fo:font-size="9.5pt" fo:letter-spacing="normal" fo:font-style="normal" style:font-name-asian="Helvetica" style:font-size-asian="9.5pt" style:font-name-complex="Helvetica" style:font-size-complex="9.5pt"/>
    </style:style>
    <style:style style:name="T24" style:family="text">
      <style:text-properties fo:font-variant="normal" fo:text-transform="none" fo:color="#000000" fo:font-size="6.5pt" fo:letter-spacing="normal" fo:font-style="normal" style:font-name-asian="Helvetica" style:font-size-asian="6.5pt" style:font-name-complex="Helvetica" style:font-size-complex="6.5pt"/>
    </style:style>
    <style:style style:name="T25" style:family="text">
      <style:text-properties fo:font-variant="normal" fo:text-transform="none" fo:color="#398671" style:font-name="Lucida Grande" fo:font-size="9pt" fo:letter-spacing="normal" fo:font-style="normal" style:text-underline-style="solid" style:text-underline-width="auto" style:text-underline-color="font-color" fo:font-weight="normal"/>
    </style:style>
    <style:style style:name="T26" style:family="text">
      <style:text-properties fo:font-variant="normal" fo:text-transform="none" fo:color="#398671" style:font-name="Lucida Grande" fo:font-size="9pt" fo:letter-spacing="normal" fo:font-style="normal" style:text-underline-style="solid" style:text-underline-width="auto" style:text-underline-color="font-color" fo:font-weight="normal" style:font-name-asian="Helvetica" style:font-size-asian="9pt" style:font-weight-asian="bold" style:font-name-complex="Helvetica" style:font-size-complex="9pt" style:font-weight-complex="bold"/>
    </style:style>
    <style:style style:name="T27" style:family="text">
      <style:text-properties fo:font-variant="normal" fo:text-transform="none" fo:color="#0000ff" style:font-name="Lucida Grande" fo:font-size="9pt" fo:letter-spacing="normal" fo:font-style="normal" style:text-underline-style="solid" style:text-underline-width="auto" style:text-underline-color="font-color" fo:font-weight="normal"/>
    </style:style>
    <style:style style:name="T28" style:family="text">
      <style:text-properties fo:font-variant="normal" fo:text-transform="none" fo:color="#0000ff" style:text-line-through-style="none" style:font-name="inherit" fo:font-size="11.25pt" fo:letter-spacing="normal" fo:font-style="normal" style:text-underline-style="none" fo:font-weight="bold" style:text-blinking="false" style:font-name-asian="Helvetica" style:font-name-complex="Helvetica"/>
    </style:style>
    <style:style style:name="T29" style:family="text">
      <style:text-properties fo:font-variant="normal" fo:text-transform="none" fo:color="#4b4e4c" style:font-name="Arial2" fo:font-size="10.5pt" fo:letter-spacing="normal" fo:font-style="normal" style:font-name-asian="Helvetica" style:font-name-complex="Helvetica"/>
    </style:style>
    <style:style style:name="T30" style:family="text">
      <style:text-properties fo:font-variant="normal" fo:text-transform="none" fo:color="#4b4e4c" style:font-name="inherit" fo:font-size="10.5pt" fo:letter-spacing="normal" fo:font-style="normal" fo:font-weight="bold" style:font-name-asian="Helvetica" style:font-name-complex="Helvetica"/>
    </style:style>
    <style:style style:name="T31" style:family="text">
      <style:text-properties style:font-name="Helvetica" fo:font-size="9.5pt" style:font-name-asian="Helvetica" style:font-size-asian="9.5pt" style:font-name-complex="Helvetica" style:font-size-complex="9.5pt"/>
    </style:style>
    <style:style style:name="T32" style:family="text">
      <style:text-properties style:font-name="Helvetica" fo:font-size="9pt" fo:font-weight="normal" style:font-name-asian="Helvetica" style:font-size-asian="7.84999990463257pt" style:font-weight-asian="normal" style:font-name-complex="Helvetica" style:font-size-complex="9pt" style:font-weight-complex="normal"/>
    </style:style>
    <style:style style:name="T33" style:family="text">
      <style:text-properties style:font-name="Helvetica" style:font-name-asian="Helvetica" style:font-name-complex="Helvetica"/>
    </style:style>
    <style:style style:name="T34" style:family="text">
      <style:text-properties style:font-name-asian="Helvetica" style:font-name-complex="Helvetica"/>
    </style:style>
    <style:style style:name="T35" style:family="text">
      <style:text-properties fo:font-size="9.5pt" style:font-name-asian="Helvetica" style:font-size-asian="9.5pt" style:font-name-complex="Helvetica" style:font-size-complex="9.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undamentação teórica tcc1</text:p>
      <text:p text:style-name="Standard"/>
      <text:p text:style-name="P13"/>
      <text:p text:style-name="P13"/>
      <text:p text:style-name="P13"/>
      <text:p text:style-name="P14"/>
      <text:p text:style-name="P12"><text:span text:style-name="T2">Uma estrutura de rede sem fio permite que localidades sem acesso ,ou pouco acesso a internet ,consiga inserção a rede mundial de computadores ,com um ótimo custo benefício ,junto com a praticidade na construção e utilização da rede. Uso da estrutura de rede sem fio hoje ajuda localidades em que residências <text:s/>não tem disponibilidade de acesso a internet,pois são áreas que não interessam comercialmente as empresas provedoras,a finalmente poderem se conectar ao mundo digital,juntamente com o <text:s/>interesse de sua prefeitura. A crescente popularidade </text:span><text:span text:style-name="T3">das redes sem fio , junto com sua expansão massiva ,tem feito com que o custo dos equipamentos caia exponencialmente, enquanto a capacidade dos mesmos aumente de forma acelerada,seguindo o aumento gradativo da demanda de dados na utilização da internet.</text:span></text:p>
      <text:p text:style-name="P14">As tecnologias de redes sem fio incluem desde redes de dados e de voz globais, que permitem que os usuários estabeleçam conexões sem fio por longas distâncias, até tecnologias de frequência de rádio e luz infravermelha que são otimizadas para conexões sem fio de curta distância. Entre os dispositivos utilizados com frequência nas redes sem fio estão computadores portáteis, computadores de mesa, assistentes digitais pessoais (PDAs), telefones celulares e pagers. As tecnologias sem fio atendem a vários fins práticos. Por exemplo, os usuários de celulares podem usar seus aparelhos para acessar e-mails e navegar na internet. Os viajantes com computadores portáteis podem se conectar à Internet através de estações de base instaladas em aeroportos, estações ferroviárias e outros locais públicos.</text:p>
      <text:p text:style-name="P15">“Permitir às pessoas</text:p>
      <text:p text:style-name="P1">em sua comunidade local o acesso fácil e barato à informação é beneficiá-las</text:p>
      <text:p text:style-name="P1">diretamente do que a Internet pode oferecer. O acesso a uma rede global de</text:p>
      <text:p text:style-name="P1">informação traduz-se em riqueza em uma escala local, já que mais trabalho</text:p>
      <text:p text:style-name="P1">poderá ser feito em menos tempo, com menos esforço.</text:p>
      <text:p text:style-name="P1">Desta maneira, a rede passa a ter cada vez mais valor na medida em que</text:p>
      <text:p text:style-name="P1">mais pessoas conectam-se a ela. Comunidades conectadas à Internet, com alta</text:p>
      <text:p text:style-name="P1">velocidade, têm voz no mercado global, onde transações acontecem ao redor do</text:p>
      <text:p text:style-name="P1">mundo na velocidade da luz. Pessoas conectadas em todo o mundo estão</text:p>
      <text:p text:style-name="P1">descobrindo que o acesso à Internet dá-lhes voz para a discussão de seus</text:p>
      <text:p text:style-name="P1">problemas, política e qualquer coisa importante para as suas vidas, de uma</text:p>
      <text:p text:style-name="P1">forma com a qual o telefone e a televisão simplesmente não podem competir. O</text:p>
      <text:p text:style-name="P1">que até há pouco parecia ficção científica, está tornando-se agora realidade, e</text:p>
      <text:p text:style-name="P3"><text:span text:style-name="T34">esta realidade está sendo construída em redes sem fio.”</text:span><text:span text:style-name="T10">(redes sem fio num mundo em desenvolvimento).</text:span></text:p>
      <text:p text:style-name="P22"/>
      <text:p text:style-name="P5">Transmissão sem fio por ondas de rádio</text:p>
      <text:p text:style-name="P5"/>
      <text:p text:style-name="P6">Na transmissão sem fio utilizam-se de ondas eletromagnéticas para o envio</text:p>
      <text:p text:style-name="P1">de sinais através de longas distâncias. Para o usuário, conexões</text:p>
      <text:p text:style-name="P1">sem fio não são particularmente diferentes de qualquer outro tipo de conexão de</text:p>
      <text:p text:style-name="P1">rede: seu navegador web, email e outras aplicações funcionarão normalmente. </text:p>
      <text:p text:style-name="P1">Mas ondas de rádio têm algumas propriedades inesperadas se</text:p>
      <text:p text:style-name="P1">comparadas com o cabo de Ethernet. Por exemplo, como você sabe para onde as ondas que </text:p>
      <text:p text:style-name="P1">saiem do seu roteador wireless</text:p>
      <text:p text:style-name="P1">estão indo? O que acontece quando estas ondas chocam-se com os objetos da sua</text:p>
      <text:p text:style-name="P1">sala ou com os prédios de sua conexão externa? Como vários Access points wireless</text:p>
      <text:p text:style-name="P1">podem ser usados na mesma área, sem que um interfira com o outro?</text:p>
      <text:p text:style-name="P1">Para construção redes wireless estáveis e de alta velocidade, é importante</text:p>
      <text:p text:style-name="P2">entender como as ondas de rádio comportam-se no mundo real.</text:p>
      <text:p text:style-name="P2"/>
      <text:p text:style-name="P4">Ondas</text:p>
      <text:p text:style-name="P4"/>
      <text:p text:style-name="P7"><text:span text:style-name="T32">Ondas são oscilações ou vibrações formadas a partir de um ponto inicial. É</text:span><text:span text:style-name="T11"> qualquer perturbação (</text:span><text:span text:style-name="Strong_20_Emphasis"><text:span text:style-name="T11">pulso</text:span></text:span><text:span text:style-name="T11">) que se propaga em um meio. Ex: uma pedra jogada em uma piscina (a </text:span><text:span text:style-name="Strong_20_Emphasis"><text:span text:style-name="T11">fonte</text:span></text:span><text:span text:style-name="T11">), provocará ondas na água, pois houve uma perturbação. Essa onda se propagará para todos os lados, quando vemos as perturbações partindo do local da queda da pedra, até ir na borda. Uma sequência de pulsos formam as ondas.</text:span> <text:span text:style-name="T32"><text:s/>Quando essas oscilações viajam dizemos que elas se propagam no espaço.</text:span></text:p>
      <text:p text:style-name="P24"/>
      <text:p text:style-name="P19">As ondas podem ser classificadas seguindo três critérios:</text:p>
      <text:p text:style-name="P17"><text:span text:style-name="Strong_20_Emphasis"><text:span text:style-name="T11">Classificação das ondas segundo a sua Natureza</text:span></text:span></text:p>
      <text:p text:style-name="P16"><text:line-break/>Quanto a natureza, as ondas podem ser dividas em dois tipos:</text:p>
      <text:p text:style-name="P17"><text:soft-page-break/><text:span text:style-name="T11">- </text:span><text:a xlink:type="simple" xlink:href="http://www.infoescola.com/fisica/ondas-mecanicas/"><text:span text:style-name="T25">Ondas mecânicas</text:span></text:a><text:span text:style-name="T11">: são todas as ondas que precisam de um meio material para se propagar. Por exemplo: ondas no mar, ondas sonoras, ondas em uma corda, etc.</text:span></text:p>
      <text:p text:style-name="P17"><text:span text:style-name="T11">- </text:span><text:a xlink:type="simple" xlink:href="http://www.infoescola.com/fisica/ondas-eletromagneticas/"><text:span text:style-name="T25">Ondas eletromagnéticas</text:span></text:a><text:span text:style-name="T11">: são ondas que não precisam de um meio material para se propagar. Elas também podem se propagar em meios materiais. Exemplos: luz, raio-x , sinais de rádio, etc.</text:span></text:p>
      <text:p text:style-name="P17"><text:span text:style-name="Strong_20_Emphasis"><text:span text:style-name="T11">Classificação em relação à direção de propagação</text:span></text:span><text:span text:style-name="T11"><text:line-break/>As ondas podem ser dividas em três tipos, segundo as direções em que se propaga:</text:span></text:p>
      <text:p text:style-name="P16">- Ondas unidimensionais: só se propagam em uma direção (uma dimensão), como uma onda em uma corda.</text:p>
      <text:p text:style-name="P17"><text:span text:style-name="T11">- Ondas bidimensionais: se propagam em duas direções (</text:span><text:span text:style-name="Emphasis"><text:span text:style-name="T11">x </text:span></text:span><text:span text:style-name="T11">e </text:span><text:span text:style-name="Emphasis"><text:span text:style-name="T11">y </text:span></text:span><text:span text:style-name="T11">do plano cartesiano), como a onda provocada pela queda de um objeto na superfície da água.</text:span></text:p>
      <text:p text:style-name="P16">- Ondas tridimensionais: se propagam em todas as direções possíveis, como ondas sonoras, a luz, etc.</text:p>
      <text:p text:style-name="P17"><text:span text:style-name="Strong_20_Emphasis"><text:span text:style-name="T11">Classificação quanto a direção de propagação</text:span></text:span><text:span text:style-name="T11"><text:line-break/>- </text:span><text:a xlink:type="simple" xlink:href="http://www.infoescola.com/fisica/ondas-longitudinais/"><text:span text:style-name="T25">Ondas longitudinais</text:span></text:a><text:span text:style-name="T11">: são as ondas onde a vibração da fonte é paralela ao deslocamento da onda. Exemplos de ondas longitudinais são as ondas sonoras (o alto falante vibra no eixo </text:span><text:span text:style-name="Strong_20_Emphasis"><text:span text:style-name="T11">x</text:span></text:span><text:span text:style-name="T11">, e as ondas seguem essa mesma direção), etc.</text:span></text:p>
      <text:p text:style-name="P17"><text:span text:style-name="T11">- </text:span><text:a xlink:type="simple" xlink:href="http://www.infoescola.com/fisica/ondas-transversais/"><text:span text:style-name="T25">Ondas transversais</text:span></text:a><text:span text:style-name="T11">: a vibração é perpendicular à propagação da onda. Ex.: ondas eletromagnéticas, ondas em uma corda (você balança a mão para cima e para baixo para gerar as ondas na corda).</text:span></text:p>
      <text:p text:style-name="P17"><text:span text:style-name="Strong_20_Emphasis"><text:span text:style-name="T11">Características das ondas</text:span></text:span><text:span text:style-name="T11"><text:line-break/>Todas as ondas possuem algumas grandezas físicas, que são:</text:span></text:p>
      <text:p text:style-name="P18"><text:span text:style-name="T11">- </text:span><text:span text:style-name="Strong_20_Emphasis"><text:span text:style-name="T11">Frequência</text:span></text:span><text:span text:style-name="T11">: é o número de oscilações da onda, por um certo período de tempo. A unidade de frequência do Sistema </text:span><text:a xlink:type="simple" xlink:href="http://www.infoescola.com/fisica/ondulatoria-ondas/#">Internacional</text:a><text:span text:style-name="T27"> </text:span><text:span text:style-name="T11">(SI), é o hertz (Hz), que equivale a 1 segundo, e é representada pela letra </text:span><text:span text:style-name="Strong_20_Emphasis"><text:span text:style-name="T11">f</text:span></text:span><text:span text:style-name="T11">. Então, quando dizemos que uma onda vibra a 60Hz, significa que ela oscila 60 vezes por segundo. A frequência de uma onda só muda quando houver alterações na fonte.</text:span></text:p>
      <text:p text:style-name="P17"><text:span text:style-name="T11">-</text:span><text:span text:style-name="Strong_20_Emphasis"><text:span text:style-name="T11">Período</text:span></text:span><text:span text:style-name="T11">: é o tempo necessário para a fonte produzir uma onda completa. No SI, é representado pela letra </text:span><text:span text:style-name="Strong_20_Emphasis"><text:span text:style-name="T11">T</text:span></text:span><text:span text:style-name="T11">, e é medido em segundos.</text:span></text:p>
      <text:p text:style-name="P16">É possível criar uma equação relacionando a frequência e o período de uma onda:</text:p>
      <text:p text:style-name="P16">f = 1/T</text:p>
      <text:p text:style-name="P16">ou</text:p>
      <text:p text:style-name="P16">T = 1/f</text:p>
      <text:p text:style-name="P17"><text:span text:style-name="T11">- </text:span><text:span text:style-name="Strong_20_Emphasis"><text:span text:style-name="T11">Comprimento de onda</text:span></text:span><text:span text:style-name="T11">: é o tamanho de uma onda, que pode ser medida em três pontos diferentes: de crista a crista, do início ao final de um período ou de vale a vale. Crista é a parte alta da onda, vale, a parte baixa. É representada no SI pela letra grega </text:span><text:span text:style-name="Strong_20_Emphasis"><text:span text:style-name="T11">lambda </text:span></text:span><text:span text:style-name="T11">(λ)</text:span></text:p>
      <text:p text:style-name="P17"><text:span text:style-name="T11">- </text:span><text:span text:style-name="Strong_20_Emphasis"><text:span text:style-name="T11">Velocidade</text:span></text:span><text:span text:style-name="T11">: todas as ondas possuem uma velocidade, que sempre é determinada pela distância percorrida, sobre o tempo gasto. Nas ondas, essa equação fica:</text:span></text:p>
      <text:p text:style-name="P17"><text:span text:style-name="Strong_20_Emphasis"><text:span text:style-name="T11">v = λ / T </text:span></text:span><text:span text:style-name="T11">ou </text:span><text:span text:style-name="Strong_20_Emphasis"><text:span text:style-name="T11">v = λ . 1/T </text:span></text:span><text:span text:style-name="T11">ou ainda </text:span><text:span text:style-name="Strong_20_Emphasis"><text:span text:style-name="T11">v = λ . f </text:span></text:span></text:p>
      <text:p text:style-name="P17"><text:span text:style-name="Strong_20_Emphasis"><text:span text:style-name="T11">Amplitude</text:span></text:span><text:span text:style-name="T11">: é a “altura” da onda, é a distância entre o eixo da onda até a crista. Quanto maior for a amplitude, maior será a quantidade de energia transportada.</text:span></text:p>
      <text:p text:style-name="P16"/>
      <text:p text:style-name="P4">Onda eletromagnética </text:p>
      <text:p text:style-name="P4"/>
      <text:p text:style-name="P9"><text:span text:style-name="T12">A luz é uma energia radiante que é chamada , de forma mais técnica, de </text:span><text:span text:style-name="Strong_20_Emphasis"><text:span text:style-name="T13">onda eletromagnética ,que </text:span></text:span><text:span text:style-name="T6">são as forças que existem entre partículas e</text:span></text:p>
      <text:p text:style-name="P7"><text:span text:style-name="T31">correntes elétricas</text:span><text:span text:style-name="T13">.</text:span><text:span text:style-name="T12"> Podemos ainda detalhar como sendo o tipo de onda formada por um </text:span><text:a xlink:type="simple" xlink:href="http://www.infoescola.com/fisica/campo-eletrico/">campo elétrico</text:a><text:span text:style-name="T26"> </text:span><text:span text:style-name="T12">e outro </text:span><text:a xlink:type="simple" xlink:href="http://www.infoescola.com/fisica/campo-magnetico/">magnético</text:a><text:span text:style-name="T26"> </text:span><text:span text:style-name="T12">que são perpendiculares entre si e que se deslocam em uma direção perpendicular às duas primeiras. Por esta característica, a onda eletromagnética é dita </text:span><text:span text:style-name="Strong_20_Emphasis"><text:span text:style-name="T13">onda transversal</text:span></text:span><text:span text:style-name="Strong_20_Emphasis"><text:span text:style-name="T8">.</text:span></text:span><text:span text:style-name="Strong_20_Emphasis"><text:span text:style-name="T9"> </text:span></text:span><text:span text:style-name="Strong_20_Emphasis"><text:span text:style-name="T14">É de conhecimento nosso que uma variação no campo magnético induz um campo elétrico e vice-versa, portanto numa onda eletromagnética o campo elétrico é gerado pelo campo magnético que por sua vez é gerado pelo campo elétrico, ambos se nutrindo num arranjo perfeito.</text:span></text:span><text:span text:style-name="Strong_20_Emphasis"><text:span text:style-name="T9"> </text:span></text:span></text:p>
      <text:p text:style-name="P8"><text:span text:style-name="T29">Toda onda eletromagnética se propaga, no vácuo, com a </text:span><text:span text:style-name="Strong_20_Emphasis"><text:span text:style-name="T30">velocidade da luz</text:span></text:span><text:span text:style-name="T29">, ou seja, cerca de 300.000 km/s e na superfície terrestre com uma velocidade muito próxima à esta, as comunicações </text:span><text:soft-page-break/><text:span text:style-name="T29">com satélites, ondas de celular e a luz <text:s/>se dão através de </text:span><text:a xlink:type="simple" xlink:href="http://fisicomaluco.com/wordpress/2009/11/23/ondas-eletromagneticas/"><text:span text:style-name="T28">ondas eletromagnéticas</text:span></text:a><text:span text:style-name="T29">.</text:span><text:span text:style-name="T33"> </text:span></text:p>
      <text:p text:style-name="P27"/>
      <text:p text:style-name="P10">Polarização</text:p>
      <text:p text:style-name="P29"/>
      <text:p text:style-name="P11"><text:span text:style-name="T18">Por definição, a </text:span><text:span text:style-name="T19">polarização </text:span><text:span text:style-name="T18">de uma </text:span><text:span text:style-name="T19">onda eletromagnética </text:span><text:span text:style-name="T18">é o plano no qual se encontra a componente </text:span><text:span text:style-name="T19">ELÉTRICA </text:span><text:span text:style-name="T18">desta onda. </text:span><text:span text:style-name="T15">Toda onda eletromagnética é composta de dois campos, o </text:span><text:span text:style-name="T16">elétrico </text:span><text:span text:style-name="T15">e o </text:span><text:span text:style-name="T16">magnético</text:span><text:span text:style-name="T15">, sempre situados em </text:span><text:span text:style-name="T16">planos ortogonais </text:span><text:span text:style-name="T15">(planos fisicamente a 90 graus), e </text:span><text:span text:style-name="T16">variando em fase </text:span><text:span text:style-name="T15">(0 graus). Estes campos se propagam em qualquer material isolante (dielétrico) com uma velocidade de propagação, cujo vetor está a 90 graus dos vetores campo elétrico e magnético. No vácuo, esta velocidade é a da luz.</text:span></text:p>
      <text:p text:style-name="P21"><text:span text:style-name="T2">Um dipolo posicionado </text:span><text:span text:style-name="T4">verticalmente</text:span><text:span text:style-name="T2">, alimentado por um gerador de frequência F, gera portanto uma onda eletromagnética polarizada </text:span><text:span text:style-name="T4">verticalmente</text:span><text:span text:style-name="T2">, pois o componente </text:span><text:span text:style-name="T4">campo elétrico </text:span><text:span text:style-name="T2">está no plano </text:span><text:span text:style-name="T4">vertical </text:span><text:span text:style-name="T2">(e consequentemente, o componente </text:span><text:span text:style-name="T4">campo magnético </text:span><text:span text:style-name="T2">está no plano </text:span><text:span text:style-name="T4">horizontal</text:span><text:span text:style-name="T2">). “</text:span><text:span text:style-name="T7">Se você imaginar uma antena dipolo (o pedaço reto de um fio metálico)</text:span></text:p>
      <text:p text:style-name="P30">alinhada verticalmente, os elétrons apenas movimentam-se para cima e para</text:p>
      <text:p text:style-name="P30">baixo, não horizontalmente (simplesmente porque não há espaço para que eles</text:p>
      <text:p text:style-name="P30">façam isto) e, dessa forma, os campos elétricos apenas apontam para cima ou</text:p>
      <text:p text:style-name="P30">para baixo, verticalmente. O campo deixando o fio e propagando-se como uma</text:p>
      <text:p text:style-name="P30">onda tem uma polarização estritamente linear (e, nesse caso, vertical). Caso a</text:p>
      <text:p text:style-name="P30">antena seja colocada, de forma horizontal, no chão, verificamos uma polarização</text:p>
      <text:p text:style-name="P31"><text:span text:style-name="T35">linear horizontal.</text:span><text:span text:style-name="T20">(redes sem fio).”</text:span></text:p>
      <text:p text:style-name="P31"><text:span text:style-name="T20">A polarização é importante no momento de alinhar as antenas,se for ignorada é possível q a </text:span></text:p>
      <text:p text:style-name="P31"><text:span text:style-name="T20">antena tenha um sinal muito fraco mesmo nas antenas mais potentes.</text:span></text:p>
      <text:p text:style-name="P31"><text:span text:style-name="T20"/></text:p>
      <text:p text:style-name="P26"><text:span text:style-name="T15">Espectro eletromagnético</text:span></text:p>
      <text:p text:style-name="P26"><text:span text:style-name="T15"/></text:p>
      <text:p text:style-name="P28"><text:span text:style-name="T17">Existem muitas frequências onde podem estar situadas <text:s/>as ondas eletromagnéticas,esta variação é denominada espectro eletromagnético. A luz pode ser citada como exemplo, ele é a porção visível do espectro eletromagnético elá está aproximadamente entre as frequências </text:span><text:span text:style-name="T23">de 7,5*10</text:span><text:span text:style-name="T24">14 </text:span><text:span text:style-name="T23">Hz e 3,8*10</text:span><text:span text:style-name="T24">14 </text:span><text:span text:style-name="T23">Hz,</text:span><text:span text:style-name="T21">e ,como as ondas também variam o comprimento ,o comprimento da onda eletromagnética da luz veria entre</text:span></text:p>
      <text:p text:style-name="P28"><text:span text:style-name="T21">400 nm (violeta/azul) e 800nm (vermelh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2" svg:font-family="Arial, Helvetica, sans-serif"/>
    <style:font-face style:name="Lucida Grande" svg:font-family="'Lucida Grande', Verdana, Arial, sans-serif"/>
    <style:font-face style:name="Mangal1" svg:font-family="Mangal"/>
    <style:font-face style:name="OpenSymbol" svg:font-family="OpenSymbol"/>
    <style:font-face style:name="Verdana" svg:font-family="Verdana, Arial, Helvetica, sans-serif"/>
    <style:font-face style:name="inherit" svg:font-family="inherit"/>
    <style:font-face style:name="Futura-MediumItalic" svg:font-family="Futura-MediumItalic"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6T11:52:15.90</meta:creation-date>
    <dc:date>2011-06-27T11:09:41.29</dc:date>
    <meta:editing-duration>PT4H49M59S</meta:editing-duration>
    <meta:editing-cycles>13</meta:editing-cycles>
    <meta:generator>BrOffice/3.3$Win32 LibreOffice_project/330m19$Build-8</meta:generator>
    <meta:document-statistic meta:table-count="0" meta:image-count="0" meta:object-count="0" meta:page-count="3" meta:paragraph-count="73" meta:word-count="1596" meta:character-count="9656"/>
  </office:meta>
</office:document-meta>
</file>